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0FE22302ACB0A5C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478cm, 1.175cm, 7.548cm, 2.93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33cm" svg:height="21.299cm" svg:x="0.892cm" svg:y="2.492cm">
          <draw:image xlink:href="Pictures/10000000000005E8000007E00FE22302ACB0A5C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0T16:37:07.083816858</dc:date>
    <meta:editing-duration>PT3M40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